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/>
    </style:style>
  </office:automatic-styles>
  <office:body>
    <office:text text:use-soft-page-breaks="true">
      <text:p text:style-name="P1">This is a test. <text:s/>Only a test.</text:p>
      <text:p text:style-name="Normal">This is a test. <text:s/>Only a tes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olt, Brady</meta:initial-creator>
    <dc:creator>Holt, Brady</dc:creator>
    <meta:creation-date>2012-01-05T16:28:00Z</meta:creation-date>
    <dc:date>2012-01-05T16:28:00Z</dc:date>
    <meta:template xlink:href="Normal.dotm" xlink:type="simple"/>
    <meta:editing-cycles>2</meta:editing-cycles>
    <meta:editing-duration>PT60S</meta:editing-duration>
    <meta:document-statistic meta:page-count="1" meta:paragraph-count="1" meta:word-count="9" meta:character-count="60" meta:row-count="1" meta:non-whitespace-character-count="52"/>
  </office:meta>
</office:document-meta>
</file>